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1c5" officeooo:paragraph-rsid="001411c5"/>
    </style:style>
    <style:style style:name="P2" style:family="paragraph" style:parent-style-name="Standard">
      <style:paragraph-properties fo:text-align="start" style:justify-single-word="false"/>
      <style:text-properties officeooo:rsid="0015fc4f" officeooo:paragraph-rsid="0015fc4f"/>
    </style:style>
    <style:style style:name="P3" style:family="paragraph" style:parent-style-name="Standard">
      <style:paragraph-properties fo:text-align="start" style:justify-single-word="false"/>
      <style:text-properties officeooo:rsid="001637f5" officeooo:paragraph-rsid="001637f5"/>
    </style:style>
    <style:style style:name="T1" style:family="text">
      <style:text-properties officeooo:rsid="0016ed63"/>
    </style:style>
    <style:style style:name="T2" style:family="text">
      <style:text-properties officeooo:rsid="00171fc4"/>
    </style:style>
    <style:style style:name="T3" style:family="text">
      <style:text-properties officeooo:rsid="001776d3"/>
    </style:style>
    <style:style style:name="T4" style:family="text">
      <style:text-properties officeooo:rsid="001913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er des pages web interactive avec JS</text:p>
      <text:p text:style-name="P1"/>
      <text:p text:style-name="P2">Partie 1</text:p>
      <text:p text:style-name="P2"/>
      <text:p text:style-name="P2">DOM: Document Object Model. Interface de programmation ou API qui permet d’interagire avec une page web en HTML.</text:p>
      <text:p text:style-name="P3">Représente la page suivant une hiérarchie d’objet. Chaque objet représente un noeud. </text:p>
      <text:p text:style-name="P3"/>
      <text:p text:style-name="P3">On accède à la racine du DOM par la variable document: <text:span text:style-name="T1">objet qui possède les paramètre head et body et qui doc permet d’accéder à tout le contenu de la page web.</text:span></text:p>
      <text:p text:style-name="P3"/>
      <text:p text:style-name="P3">.<text:span text:style-name="T2">nodeType: indique la type du noeud caractérisant l’élément.</text:span></text:p>
      <text:p text:style-name="P3">.<text:span text:style-name="T3">childNodes[n]: donne le type de l’élément enfant d’un noeud. - Attention, les espaces et sauts de lignes peuvent être des éléments enfants.</text:span></text:p>
      <text:p text:style-name="P3">.<text:span text:style-name="T4">parentNode: permet d’accéder à l’élément parent (s’il existe)</text:span></text:p>
      <text:p text:style-name="P2"/>
      <text:p text:style-name="P2">Partie 2</text:p>
      <text:p text:style-name="P2"/>
      <text:p text:style-name="P2">Parti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50:53.996025757</meta:creation-date>
    <meta:generator>LibreOffice/6.0.6.2$Linux_X86_64 LibreOffice_project/00m0$Build-2</meta:generator>
    <dc:date>2019-02-21T12:17:06.763900863</dc:date>
    <meta:editing-duration>PT26M11S</meta:editing-duration>
    <meta:editing-cycles>8</meta:editing-cycles>
    <meta:document-statistic meta:table-count="0" meta:image-count="0" meta:object-count="0" meta:page-count="1" meta:paragraph-count="10" meta:word-count="113" meta:character-count="683" meta:non-whitespace-character-count="579"/>
  </office:meta>
</office:document-meta>
</file>